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fo:font-weight="bold" style:font-weight-asian="bold" style:font-name-complex="Comic Sans MS" style:font-weight-complex="bold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fo:font-weight="bold" style:font-weight-asian="bold" style:font-name-complex="Comic Sans MS"/>
    </style:style>
    <style:style style:name="T5" style:family="text">
      <style:text-properties style:font-name="Comic Sans MS" fo:font-weight="bold" style:font-weight-asian="bold" style:font-name-complex="Comic Sans MS" style:font-weight-complex="bold"/>
    </style:style>
    <style:style style:name="T6" style:family="text">
      <style:text-properties style:font-name="Comic Sans MS" style:font-name-complex="Comic Sans MS"/>
    </style:style>
    <style:style style:name="T7" style:family="text">
      <style:text-properties style:font-name="Comic Sans MS" style:font-name-asian="Comic Sans MS" style:font-name-complex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ΑΙΤΗΣΗ<text:tab/></text:span><text:span text:style-name="T4"><text:tab/><text:tab/><text:tab/><text:tab/><text:tab/><text:tab/></text:span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4">…………………………………………………………………………………</text:p>
      <text:p text:style-name="P3">Θέση που υπηρετώ……………………………………………….</text:p>
      <text:p text:style-name="P4">…………………………………………………………………………………</text:p>
      <text:p text:style-name="P3">Δ/νση κατοικίας……………………………………………………</text:p>
      <text:p text:style-name="P4">…………………………………………………………………………………</text:p>
      <text:p text:style-name="P3">Τηλέφωνο………………………………………………………………</text:p>
      <text:p text:style-name="Standard"><text:span text:style-name="T7">………………………………………………………………………………</text:span><text:span text:style-name="T6">..</text:span></text:p>
      <text:p text:style-name="P3"/>
      <text:p text:style-name="P3"/>
      <text:p text:style-name="P3"/>
      <text:p text:style-name="Standard"><text:span text:style-name="T6">ΘΕΜΑ: Χορήγηση άδειας </text:span><text:span text:style-name="T5">αιμοληψίας-αιμοδοσίας(μέχρι 2 ημέρες)</text:span></text:p>
      <text:p text:style-name="P2"/>
      <text:p text:style-name="P1"><text:tab/><text:tab/></text:p>
      <text:p text:style-name="P1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4"><text:s text:c="2"/></text:p>
      <text:p text:style-name="P1">ΠΡΟΣ</text:p>
      <text:p text:style-name="P1"/>
      <text:p text:style-name="P3"/>
      <text:p text:style-name="P3">Την Διεύθυνση <text:s/>Δ.Ε. Ν. Ηρακλείου.</text:p>
      <text:p text:style-name="P3">(Δια του κ. Δ/ντή του………………………………………….</text:p>
      <text:p text:style-name="Standard"><text:span text:style-name="T7">………………………………………………………………………………</text:span><text:span text:style-name="T6">.)</text:span></text:p>
      <text:p text:style-name="P3"/>
      <text:p text:style-name="P5"><text:soft-page-break/><text:span text:style-name="T6">Παρακαλώ να μου χορηγήσετε</text:span><text:span text:style-name="T4"> </text:span><text:span text:style-name="T6">άδεια </text:span><text:bookmark-start text:name="DDE_LINK"/><text:span text:style-name="T5">αιμοληψίας</text:span><text:bookmark-end text:name="DDE_LINK"/><text:span text:style-name="T6"> βάσει του άρθρου 50 παρ.5 του Ν.3528/9-2-07 ΦΕΚ 26 τ.Α</text:span></text:p>
      <text:p text:style-name="P5"><text:span text:style-name="T7">…………</text:span><text:span text:style-name="T6">. ημερ……… από……………………………….. μέχρι……………………………..διότι……………………………....</text:span></text:p>
      <text:p text:style-name="P4">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</text:p>
      <text:p text:style-name="P3"/>
      <text:p text:style-name="P3"/>
      <text:p text:style-name="P3">Μαζί υποβάλλω και:</text:p>
      <text:p text:style-name="P2"/>
      <text:p text:style-name="P3">α)Βεβαίωση του Νοσοκομείου ή άλλης μονάδας αιμοληψίας για την ημερομηνία κάλυψης της έκτακτης <text:s/>ανάγκης αιμοληψίας </text:p>
      <text:p text:style-name="P3"/>
      <text:p text:style-name="P3"/>
      <text:p text:style-name="P3"/>
      <text:p text:style-name="P3"/>
      <text:p text:style-name="P3"/>
      <text:p text:style-name="P3"/>
      <text:p text:style-name="P3">Ημερομηνία:…………………………………………..</text:p>
      <text:p text:style-name="P3"/>
      <text:p text:style-name="P3"/>
      <text:p text:style-name="P6"><text:span text:style-name="T7">………… </text:span><text:span text:style-name="T6">Αιτ……………………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58:00</meta:creation-date>
    <dc:creator>2g2</dc:creator>
    <dc:date>2008-03-24T10:21:00</dc:date>
    <meta:print-date>2008-04-03T09:59:00</meta:print-date>
    <meta:editing-cycles>31</meta:editing-cycles>
    <meta:editing-duration>P23DT22H11M8S</meta:editing-duration>
    <meta:document-statistic meta:table-count="0" meta:image-count="0" meta:object-count="0" meta:page-count="3" meta:paragraph-count="29" meta:word-count="79" meta:character-count="1043" meta:non-whitespace-character-count="977"/>
    <meta:generator>LibreOffice/5.2.7.2$Linux_X86_64 LibreOffice_project/20m0$Build-2</meta:generator>
  </office:meta>
</office:document-meta>
</file>